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2F79000052220000741E9715A426.svg" manifest:media-type="image/svg+xml"/>
  <manifest:file-entry manifest:full-path="Pictures/10002B5A000052220000741ECC181E71.svg" manifest:media-type="image/svg+xml"/>
  <manifest:file-entry manifest:full-path="Pictures/10003111000052220000741E6E5CBB07.svg" manifest:media-type="image/svg+xml"/>
  <manifest:file-entry manifest:full-path="Pictures/1000353C000052220000741E7F532E21.svg" manifest:media-type="image/svg+xml"/>
  <manifest:file-entry manifest:full-path="Pictures/10001E61000052220000741E18FF1FDE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2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" style:display-name="Перечень_элементов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" style:display-name="Перечень_элементов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" style:display-name="Перечень_элементов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" style:display-name="Перечень_элементов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" style:display-name="Перечень_элементов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" style:display-name="Перечень_элементов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" style:display-name="Перечень_элементов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" style:display-name="Перечень_элементов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0" style:display-name="Перечень_элементов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1" style:display-name="Перечень_элементов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2" style:display-name="Перечень_элементов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3" style:display-name="Перечень_элементов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4" style:display-name="Перечень_элементов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5" style:display-name="Перечень_элементов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6" style:display-name="Перечень_элементов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7" style:display-name="Перечень_элементов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8" style:display-name="Перечень_элементов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9" style:display-name="Перечень_элементов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0" style:display-name="Перечень_элементов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1" style:display-name="Перечень_элементов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2" style:display-name="Перечень_элементов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3" style:display-name="Перечень_элементов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4" style:display-name="Перечень_элементов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5" style:display-name="Перечень_элементов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6" style:display-name="Перечень_элементов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7" style:display-name="Перечень_элементов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8" style:display-name="Перечень_элементов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9" style:display-name="Перечень_элементов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A30" style:display-name="Перечень_элементов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0" style:display-name="Перечень_элементов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0" style:display-name="Перечень_элементов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0" style:display-name="Перечень_элементов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1" style:display-name="Перечень_элементов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2" style:display-name="Перечень_элементов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3" style:display-name="Перечень_элементов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4" style:display-name="Перечень_элементов.A3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4" style:display-name="Перечень_элементов.B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4" style:display-name="Перечень_элементов.C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4" style:display-name="Перечень_элементов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5" style:display-name="Перечень_элементов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6" style:display-name="Перечень_элементов.A3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6" style:display-name="Перечень_элементов.B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6" style:display-name="Перечень_элементов.C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6" style:display-name="Перечень_элементов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7" style:display-name="Перечень_элементов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8" style:display-name="Перечень_элементов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9" style:display-name="Перечень_элементов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0" style:display-name="Перечень_элементов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1" style:display-name="Перечень_элементов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2" style:display-name="Перечень_элементов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3" style:display-name="Перечень_элементов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4" style:display-name="Перечень_элементов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5" style:display-name="Перечень_элементов.A4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5" style:display-name="Перечень_элементов.B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5" style:display-name="Перечень_элементов.C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5" style:display-name="Перечень_элементов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6" style:display-name="Перечень_элементов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7" style:display-name="Перечень_элементов.A4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7" style:display-name="Перечень_элементов.B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7" style:display-name="Перечень_элементов.C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7" style:display-name="Перечень_элементов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8" style:display-name="Перечень_элементов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9" style:display-name="Перечень_элементов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0" style:display-name="Перечень_элементов.A5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0" style:display-name="Перечень_элементов.B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0" style:display-name="Перечень_элементов.C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0" style:display-name="Перечень_элементов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1" style:display-name="Перечень_элементов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2" style:display-name="Перечень_элементов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3" style:display-name="Перечень_элементов.A5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3" style:display-name="Перечень_элементов.B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3" style:display-name="Перечень_элементов.C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3" style:display-name="Перечень_элементов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4" style:display-name="Перечень_элементов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5" style:display-name="Перечень_элементов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6" style:display-name="Перечень_элементов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7" style:display-name="Перечень_элементов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8" style:display-name="Перечень_элементов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9" style:display-name="Перечень_элементов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0" style:display-name="Перечень_элементов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Перечень_5f_элементов.D61" style:display-name="Перечень_элементов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2" style:display-name="Перечень_элементов.D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3" style:display-name="Перечень_элементов.D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4" style:display-name="Перечень_элементов.D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5" style:display-name="Перечень_элементов.D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6" style:display-name="Перечень_элементов.D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7" style:display-name="Перечень_элементов.D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8" style:display-name="Перечень_элементов.D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9" style:display-name="Перечень_элементов.D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0" style:display-name="Перечень_элементов.D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1" style:display-name="Перечень_элементов.D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2" style:display-name="Перечень_элементов.D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3" style:display-name="Перечень_элементов.D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4" style:display-name="Перечень_элементов.D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5" style:display-name="Перечень_элементов.D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6" style:display-name="Перечень_элементов.D7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7" style:display-name="Перечень_элементов.D7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8" style:display-name="Перечень_элементов.D7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9" style:display-name="Перечень_элементов.D7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0" style:display-name="Перечень_элементов.D8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1" style:display-name="Перечень_элементов.D8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2" style:display-name="Перечень_элементов.D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3" style:display-name="Перечень_элементов.D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84" style:display-name="Перечень_элементов.A8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84" style:display-name="Перечень_элементов.B8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84" style:display-name="Перечень_элементов.C8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4" style:display-name="Перечень_элементов.D8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85" style:display-name="Перечень_элементов.A8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85" style:display-name="Перечень_элементов.B8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85" style:display-name="Перечень_элементов.C8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5" style:display-name="Перечень_элементов.D8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6" style:display-name="Перечень_элементов.D8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7" style:display-name="Перечень_элементов.D8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8" style:display-name="Перечень_элементов.D8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9" style:display-name="Перечень_элементов.D8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0" style:display-name="Перечень_элементов.D9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1" style:display-name="Перечень_элементов.D9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2" style:display-name="Перечень_элементов.D9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3" style:display-name="Перечень_элементов.D9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аголовок_20_графы_20_таблицы">
      <style:paragraph-properties fo:line-height="80%"/>
    </style:style>
    <style:style style:name="P8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9" style:family="paragraph" style:parent-style-name="Значение_20_графы_20_форматной_20_рамки">
      <style:text-properties fo:font-size="18pt" officeooo:rsid="009da0c8" officeooo:paragraph-rsid="009da0c8" style:font-size-asian="18pt" style:font-size-complex="18pt" style:text-scale="100%"/>
    </style:style>
    <style:style style:name="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11" style:family="paragraph" style:parent-style-name="Значение_20_графы_20_форматной_20_рамки_20__28_повёрнуто_29_">
      <style:text-properties fo:font-size="16pt" style:text-scale="100%"/>
    </style:style>
    <style:style style:name="P12" style:family="paragraph" style:parent-style-name="Кол.">
      <style:text-properties style:text-scale="100%"/>
    </style:style>
    <style:style style:name="P13" style:family="paragraph" style:parent-style-name="Наименование">
      <style:text-properties style:text-scale="100%"/>
    </style:style>
    <style:style style:name="P14" style:family="paragraph" style:parent-style-name="Наименование">
      <style:text-properties officeooo:paragraph-rsid="009da0c8" style:text-scale="100%"/>
    </style:style>
    <style:style style:name="P15" style:family="paragraph" style:parent-style-name="Поз._20_обозначение">
      <style:text-properties style:text-scale="100%"/>
    </style:style>
    <style:style style:name="P16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officeooo:rsid="009da0c8"/>
    </style:style>
    <style:style style:name="T2" style:family="text">
      <style:text-properties officeooo:rsid="009d29e7"/>
    </style:style>
    <style:style style:name="T3" style:family="text">
      <style:text-properties style:font-name="OpenGost Type B TT" officeooo:rsid="009d29e7"/>
    </style:style>
    <style:style style:name="T4" style:family="text">
      <style:text-properties style:font-name="OpenGost Type B TT1" officeooo:rsid="009d29e7"/>
    </style:style>
    <style:style style:name="T5" style:family="text">
      <style:text-properties style:font-name="OpenGost Type B TT1" officeooo:rsid="009da0c8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7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5">C1</text:p>
          </table:table-cell>
          <table:table-cell table:style-name="Перечень_5f_элементов.B2" office:value-type="string">
            <text:p text:style-name="P13">1uF 10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</text:p>
          </table:table-cell>
          <table:table-cell table:style-name="Перечень_5f_элементов.B2" office:value-type="string">
            <text:p text:style-name="P13">270 pf X7R 1206 2000v 202R18W271KW4E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4</text:p>
          </table:table-cell>
          <table:table-cell table:style-name="Перечень_5f_элементов.B2" office:value-type="string">
            <text:p text:style-name="P13">4,7uF 5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5</text:p>
          </table:table-cell>
          <table:table-cell table:style-name="Перечень_5f_элементов.B2" office:value-type="string">
            <text:p text:style-name="P13">0,1uF 10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6, C7</text:p>
          </table:table-cell>
          <table:table-cell table:style-name="Перечень_5f_элементов.B2" office:value-type="string">
            <text:p text:style-name="P13">0,1uF 50V 0805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8, C9</text:p>
          </table:table-cell>
          <table:table-cell table:style-name="Перечень_5f_элементов.B2" office:value-type="string">
            <text:p text:style-name="P13">0,1uF 100V 0805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0</text:p>
          </table:table-cell>
          <table:table-cell table:style-name="Перечень_5f_элементов.B2" office:value-type="string">
            <text:p text:style-name="P13">10uF 50V 1210 GRM32ER71H106K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1, C12</text:p>
          </table:table-cell>
          <table:table-cell table:style-name="Перечень_5f_элементов.B2" office:value-type="string">
            <text:p text:style-name="P13">4,7uF 50V 0805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3</text:p>
          </table:table-cell>
          <table:table-cell table:style-name="Перечень_5f_элементов.B2" office:value-type="string">
            <text:p text:style-name="P13">270 pf X7R 1206 2000v 202R18W271KW4E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4</text:p>
          </table:table-cell>
          <table:table-cell table:style-name="Перечень_5f_элементов.B2" office:value-type="string">
            <text:p text:style-name="P13">47uF 63V D10,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5-C17</text:p>
          </table:table-cell>
          <table:table-cell table:style-name="Перечень_5f_элементов.B2" office:value-type="string">
            <text:p text:style-name="P13">0,1uF 50V 0603</text:p>
          </table:table-cell>
          <table:table-cell table:style-name="Перечень_5f_элементов.B2" office:value-type="string">
            <text:p text:style-name="P12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8</text:p>
          </table:table-cell>
          <table:table-cell table:style-name="Перечень_5f_элементов.B2" office:value-type="string">
            <text:p text:style-name="P13">0,1uF 10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19-C21</text:p>
          </table:table-cell>
          <table:table-cell table:style-name="Перечень_5f_элементов.B2" office:value-type="string">
            <text:p text:style-name="P13">0,1uF 50V 0603</text:p>
          </table:table-cell>
          <table:table-cell table:style-name="Перечень_5f_элементов.B2" office:value-type="string">
            <text:p text:style-name="P12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2</text:p>
          </table:table-cell>
          <table:table-cell table:style-name="Перечень_5f_элементов.B2" office:value-type="string">
            <text:p text:style-name="P13">0,1uF 10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3</text:p>
          </table:table-cell>
          <table:table-cell table:style-name="Перечень_5f_элементов.B2" office:value-type="string">
            <text:p text:style-name="P13">0,33uF 50V 060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4, C25</text:p>
          </table:table-cell>
          <table:table-cell table:style-name="Перечень_5f_элементов.B2" office:value-type="string">
            <text:p text:style-name="P13">0,1uF 50V 0603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6</text:p>
          </table:table-cell>
          <table:table-cell table:style-name="Перечень_5f_элементов.B2" office:value-type="string">
            <text:p text:style-name="P13">0,01uF 50V 060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7</text:p>
          </table:table-cell>
          <table:table-cell table:style-name="Перечень_5f_элементов.B2" office:value-type="string">
            <text:p text:style-name="P13">0,1uF 50V 060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8</text:p>
          </table:table-cell>
          <table:table-cell table:style-name="Перечень_5f_элементов.B2" office:value-type="string">
            <text:p text:style-name="P13">0,01uF 50V 060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29</text:p>
          </table:table-cell>
          <table:table-cell table:style-name="Перечень_5f_элементов.B2" office:value-type="string">
            <text:p text:style-name="P13">0,1uF 50V 060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0</text:p>
          </table:table-cell>
          <table:table-cell table:style-name="Перечень_5f_элементов.B2" office:value-type="string">
            <text:p text:style-name="P13">0,01uF 50V 060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1</text:p>
          </table:table-cell>
          <table:table-cell table:style-name="Перечень_5f_элементов.B2" office:value-type="string">
            <text:p text:style-name="P13">0,1uF 50V 060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2</text:p>
          </table:table-cell>
          <table:table-cell table:style-name="Перечень_5f_элементов.B2" office:value-type="string">
            <text:p text:style-name="P13">0,01uF 50V 0603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3-C36</text:p>
          </table:table-cell>
          <table:table-cell table:style-name="Перечень_5f_элементов.B2" office:value-type="string">
            <text:p text:style-name="P13">0,1uF 50V 0603</text:p>
          </table:table-cell>
          <table:table-cell table:style-name="Перечень_5f_элементов.B2" office:value-type="string">
            <text:p text:style-name="P12">4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7, C38</text:p>
          </table:table-cell>
          <table:table-cell table:style-name="Перечень_5f_элементов.B2" office:value-type="string">
            <text:p text:style-name="P13">0,01uF 50V 0603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39</text:p>
          </table:table-cell>
          <table:table-cell table:style-name="Перечень_5f_элементов.B2" office:value-type="string">
            <text:p text:style-name="P13">0,1uF 100V 0805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5">C40, C41</text:p>
          </table:table-cell>
          <table:table-cell table:style-name="Перечень_5f_элементов.B2" office:value-type="string">
            <text:p text:style-name="P13">0,1uF 50V 0603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D1, D2</text:p>
          </table:table-cell>
          <table:table-cell table:style-name="Перечень_5f_элементов.B2" office:value-type="string">
            <text:p text:style-name="P13">KPA-3010CGCK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D3-D6</text:p>
          </table:table-cell>
          <table:table-cell table:style-name="Перечень_5f_элементов.B2" office:value-type="string">
            <text:p text:style-name="P13">SMAJ12A (SMA)</text:p>
          </table:table-cell>
          <table:table-cell table:style-name="Перечень_5f_элементов.B2" office:value-type="string">
            <text:p text:style-name="P12">4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D7, D8</text:p>
          </table:table-cell>
          <table:table-cell table:style-name="Перечень_5f_элементов.B2" office:value-type="string">
            <text:p text:style-name="P13">SMBJ3.3A (SMB)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F1</text:p>
          </table:table-cell>
          <table:table-cell table:style-name="Перечень_5f_элементов.B2" office:value-type="string">
            <text:p text:style-name="P13">0452.500MRL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35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1</text:p>
          </table:table-cell>
          <table:table-cell table:style-name="Перечень_5f_элементов.B2" office:value-type="string">
            <text:p text:style-name="P13">PinHeader_2x03_P2.54mm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2</text:p>
          </table:table-cell>
          <table:table-cell table:style-name="Перечень_5f_элементов.B2" office:value-type="string">
            <text:p text:style-name="P13">Driver (DG141R-10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3</text:p>
          </table:table-cell>
          <table:table-cell table:style-name="Перечень_5f_элементов.B2" office:value-type="string">
            <text:p text:style-name="P13">DI2 (DG141R-04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4</text:p>
          </table:table-cell>
          <table:table-cell table:style-name="Перечень_5f_элементов.B2" office:value-type="string">
            <text:p text:style-name="P13">DI1 (DG141R-04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5</text:p>
          </table:table-cell>
          <table:table-cell table:style-name="Перечень_5f_элементов.B2" office:value-type="string">
            <text:p text:style-name="P13">DI2 (DG141R-04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6</text:p>
          </table:table-cell>
          <table:table-cell table:style-name="Перечень_5f_элементов.B2" office:value-type="string">
            <text:p text:style-name="P13">DI1 (DG141R-04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7</text:p>
          </table:table-cell>
          <table:table-cell table:style-name="Перечень_5f_элементов.B2" office:value-type="string">
            <text:p text:style-name="P13">PinHeader_01x03_P2.54mm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J8</text:p>
          </table:table-cell>
          <table:table-cell table:style-name="Перечень_5f_элементов.B2" office:value-type="string">
            <text:p text:style-name="P13">PinHeader_01x02_P2.54mm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L1</text:p>
          </table:table-cell>
          <table:table-cell table:style-name="Перечень_5f_элементов.B2" office:value-type="string">
            <text:p text:style-name="P13">6,8uH 3,5A ETQP3M6R8KVP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OC1</text:p>
          </table:table-cell>
          <table:table-cell table:style-name="Перечень_5f_элементов.B2" office:value-type="string">
            <text:p text:style-name="P13">IS281- 4 (SOIC-16W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OC2</text:p>
          </table:table-cell>
          <table:table-cell table:style-name="Перечень_5f_элементов.B2" office:value-type="string">
            <text:p text:style-name="P13">LTV-827S (SMDIP-8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Q1-Q3</text:p>
          </table:table-cell>
          <table:table-cell table:style-name="Перечень_5f_элементов.B2" office:value-type="string">
            <text:p text:style-name="P13">2SC2712 (SOT-23)</text:p>
          </table:table-cell>
          <table:table-cell table:style-name="Перечень_5f_элементов.B2" office:value-type="string">
            <text:p text:style-name="P12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Q4, Q5</text:p>
          </table:table-cell>
          <table:table-cell table:style-name="Перечень_5f_элементов.B2" office:value-type="string">
            <text:p text:style-name="P13">DTC114ECA (SOT-23)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</text:p>
          </table:table-cell>
          <table:table-cell table:style-name="Перечень_5f_элементов.B2" office:value-type="string">
            <text:p text:style-name="P14"><text:span text:style-name="T2">0805-10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</text:p>
          </table:table-cell>
          <table:table-cell table:style-name="Перечень_5f_элементов.B2" office:value-type="string">
            <text:p text:style-name="P14"><text:span text:style-name="T2">0805-</text:span><text:span text:style-name="T1">4,7</text:span><text:span text:style-name="T2">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3</text:p>
          </table:table-cell>
          <table:table-cell table:style-name="Перечень_5f_элементов.B2" office:value-type="string">
            <text:p text:style-name="P14"><text:span text:style-name="T2">0805-</text:span><text:span text:style-name="T1">56</text:span><text:span text:style-name="T2">0 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4</text:p>
          </table:table-cell>
          <table:table-cell table:style-name="Перечень_5f_элементов.B2" office:value-type="string">
            <text:p text:style-name="P14"><text:span text:style-name="T2">0805-</text:span><text:span text:style-name="T1">4,7</text:span><text:span text:style-name="T2">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5</text:p>
          </table:table-cell>
          <table:table-cell table:style-name="Перечень_5f_элементов.B2" office:value-type="string">
            <text:p text:style-name="P14"><text:span text:style-name="T2">0805-</text:span><text:span text:style-name="T1">150 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6</text:p>
          </table:table-cell>
          <table:table-cell table:style-name="Перечень_5f_элементов.B2" office:value-type="string">
            <text:p text:style-name="P14"><text:span text:style-name="T2">0805-</text:span><text:span text:style-name="T1">56</text:span><text:span text:style-name="T2">0 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7</text:p>
          </table:table-cell>
          <table:table-cell table:style-name="Перечень_5f_элементов.B2" office:value-type="string">
            <text:p text:style-name="P14"><text:span text:style-name="T2">0805-</text:span><text:span text:style-name="T1">150 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5">R8</text:p>
          </table:table-cell>
          <table:table-cell table:style-name="Перечень_5f_элементов.B2" office:value-type="string">
            <text:p text:style-name="P14"><text:span text:style-name="T2">0805-10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5">R9</text:p>
          </table:table-cell>
          <table:table-cell table:style-name="Перечень_5f_элементов.B2" office:value-type="string">
            <text:p text:style-name="P14"><text:span text:style-name="T1">2512</text:span><text:span text:style-name="T2">-</text:span><text:span text:style-name="T1">2,4 к</text:span><text:span text:style-name="T2">Ом</text:span><text:span text:style-name="T3">±</text:span><text:span text:style-name="T4">5%-</text:span><text:span text:style-name="T5">1</text:span><text:span text:style-name="T4">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0, R11</text:p>
          </table:table-cell>
          <table:table-cell table:style-name="Перечень_5f_элементов.B2" office:value-type="string">
            <text:p text:style-name="P14"><text:span text:style-name="T2">0</text:span><text:span text:style-name="T1">603</text:span><text:span text:style-name="T2">-10 </text:span><text:span text:style-name="T1">к</text:span><text:span text:style-name="T2">Ом</text:span><text:span text:style-name="T3">±</text:span><text:span text:style-name="T4">5%-0,</text:span><text:span text:style-name="T5">062</text:span><text:span text:style-name="T4">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2</text:p>
          </table:table-cell>
          <table:table-cell table:style-name="Перечень_5f_элементов.B2" office:value-type="string">
            <text:p text:style-name="P14"><text:span text:style-name="T1">2512</text:span><text:span text:style-name="T2">-</text:span><text:span text:style-name="T1">2,4 к</text:span><text:span text:style-name="T2">Ом</text:span><text:span text:style-name="T3">±</text:span><text:span text:style-name="T4">5%-</text:span><text:span text:style-name="T5">1</text:span><text:span text:style-name="T4">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3, R14</text:p>
          </table:table-cell>
          <table:table-cell table:style-name="Перечень_5f_элементов.B2" office:value-type="string">
            <text:p text:style-name="P14"><text:span text:style-name="T1">0603</text:span><text:span text:style-name="T2">-10 </text:span><text:span text:style-name="T1">к</text:span><text:span text:style-name="T2">Ом</text:span><text:span text:style-name="T3">±</text:span><text:span text:style-name="T4">5%-0,</text:span><text:span text:style-name="T5">062</text:span><text:span text:style-name="T4">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5-R17</text:p>
          </table:table-cell>
          <table:table-cell table:style-name="Перечень_5f_элементов.B2" office:value-type="string">
            <text:p text:style-name="P14"><text:span text:style-name="T2">0805-10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3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18, R19</text:p>
          </table:table-cell>
          <table:table-cell table:style-name="Перечень_5f_элементов.B2" office:value-type="string">
            <text:p text:style-name="P14"><text:span text:style-name="T2">0805-</text:span><text:span text:style-name="T1">4,7</text:span><text:span text:style-name="T2">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0</text:p>
          </table:table-cell>
          <table:table-cell table:style-name="Перечень_5f_элементов.B2" office:value-type="string">
            <text:p text:style-name="P14"><text:span text:style-name="T1">2512</text:span><text:span text:style-name="T2">-</text:span><text:span text:style-name="T1">2,4 к</text:span><text:span text:style-name="T2">Ом</text:span><text:span text:style-name="T3">±</text:span><text:span text:style-name="T4">5%-</text:span><text:span text:style-name="T5">1</text:span><text:span text:style-name="T4">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1, R22</text:p>
          </table:table-cell>
          <table:table-cell table:style-name="Перечень_5f_элементов.B2" office:value-type="string">
            <text:p text:style-name="P14"><text:span text:style-name="T1">0603</text:span><text:span text:style-name="T2">-10 </text:span><text:span text:style-name="T1">к</text:span><text:span text:style-name="T2">Ом</text:span><text:span text:style-name="T3">±</text:span><text:span text:style-name="T4">5%-0,</text:span><text:span text:style-name="T5">062</text:span><text:span text:style-name="T4">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3, R24</text:p>
          </table:table-cell>
          <table:table-cell table:style-name="Перечень_5f_элементов.B2" office:value-type="string">
            <text:p text:style-name="P14"><text:span text:style-name="T1">1206</text:span><text:span text:style-name="T2">-1 </text:span><text:span text:style-name="T1">к</text:span><text:span text:style-name="T2">Ом</text:span><text:span text:style-name="T3">±</text:span><text:span text:style-name="T4">5%-0,</text:span><text:span text:style-name="T5">25</text:span><text:span text:style-name="T4">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5</text:p>
          </table:table-cell>
          <table:table-cell table:style-name="Перечень_5f_элементов.B2" office:value-type="string">
            <text:p text:style-name="P14"><text:span text:style-name="T2">0805-1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6, R27</text:p>
          </table:table-cell>
          <table:table-cell table:style-name="Перечень_5f_элементов.B2" office:value-type="string">
            <text:p text:style-name="P14"><text:span text:style-name="T1">1206</text:span><text:span text:style-name="T2">-1 </text:span><text:span text:style-name="T1">к</text:span><text:span text:style-name="T2">Ом</text:span><text:span text:style-name="T3">±</text:span><text:span text:style-name="T4">5%-0,</text:span><text:span text:style-name="T5">25</text:span><text:span text:style-name="T4">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8</text:p>
          </table:table-cell>
          <table:table-cell table:style-name="Перечень_5f_элементов.B2" office:value-type="string">
            <text:p text:style-name="P14"><text:span text:style-name="T2">0805-1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29, R30</text:p>
          </table:table-cell>
          <table:table-cell table:style-name="Перечень_5f_элементов.B2" office:value-type="string">
            <text:p text:style-name="P14"><text:span text:style-name="T1">1206</text:span><text:span text:style-name="T2">-1 </text:span><text:span text:style-name="T1">к</text:span><text:span text:style-name="T2">Ом</text:span><text:span text:style-name="T3">±</text:span><text:span text:style-name="T4">5%-0,</text:span><text:span text:style-name="T5">25</text:span><text:span text:style-name="T4">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31</text:p>
          </table:table-cell>
          <table:table-cell table:style-name="Перечень_5f_элементов.B2" office:value-type="string">
            <text:p text:style-name="P14"><text:span text:style-name="T2">0805-1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32, R33</text:p>
          </table:table-cell>
          <table:table-cell table:style-name="Перечень_5f_элементов.B2" office:value-type="string">
            <text:p text:style-name="P14"><text:span text:style-name="T1">1206</text:span><text:span text:style-name="T2">-1 </text:span><text:span text:style-name="T1">к</text:span><text:span text:style-name="T2">Ом</text:span><text:span text:style-name="T3">±</text:span><text:span text:style-name="T4">5%-0,</text:span><text:span text:style-name="T5">25</text:span><text:span text:style-name="T4">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34</text:p>
          </table:table-cell>
          <table:table-cell table:style-name="Перечень_5f_элементов.B2" office:value-type="string">
            <text:p text:style-name="P14"><text:span text:style-name="T2">0805-1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35-R38</text:p>
          </table:table-cell>
          <table:table-cell table:style-name="Перечень_5f_элементов.B2" office:value-type="string">
            <text:p text:style-name="P14"><text:span text:style-name="T2">0805-10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4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39-R42</text:p>
          </table:table-cell>
          <table:table-cell table:style-name="Перечень_5f_элементов.B2" office:value-type="string">
            <text:p text:style-name="P14"><text:span text:style-name="T1">1206</text:span><text:span text:style-name="T2">-1 </text:span><text:span text:style-name="T1">к</text:span><text:span text:style-name="T2">Ом</text:span><text:span text:style-name="T3">±</text:span><text:span text:style-name="T4">5%-0,</text:span><text:span text:style-name="T5">25</text:span><text:span text:style-name="T4"> Вт</text:span></text:p>
          </table:table-cell>
          <table:table-cell table:style-name="Перечень_5f_элементов.B2" office:value-type="string">
            <text:p text:style-name="P12">4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43</text:p>
          </table:table-cell>
          <table:table-cell table:style-name="Перечень_5f_элементов.B2" office:value-type="string">
            <text:p text:style-name="P14"><text:span text:style-name="T2">0805-1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44, R45</text:p>
          </table:table-cell>
          <table:table-cell table:style-name="Перечень_5f_элементов.B2" office:value-type="string">
            <text:p text:style-name="P14"><text:span text:style-name="T2">0805-10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2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46</text:p>
          </table:table-cell>
          <table:table-cell table:style-name="Перечень_5f_элементов.B2" office:value-type="string">
            <text:p text:style-name="P14"><text:span text:style-name="T2">0805-1 </text:span><text:span text:style-name="T1">к</text:span><text:span text:style-name="T2">Ом</text:span><text:span text:style-name="T3">±</text:span><text:span text:style-name="T4">5%-0,1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R47</text:p>
          </table:table-cell>
          <table:table-cell table:style-name="Перечень_5f_элементов.B2" office:value-type="string">
            <text:p text:style-name="P14"><text:span text:style-name="T1">1206</text:span><text:span text:style-name="T2">-</text:span><text:span text:style-name="T1">620 </text:span><text:span text:style-name="T2">Ом</text:span><text:span text:style-name="T3">±</text:span><text:span text:style-name="T4">5%-0,25 Вт</text:span>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84" office:value-type="string">
            <text:p text:style-name="Поз._20_обозначение"/>
          </table:table-cell>
          <table:table-cell table:style-name="Перечень_5f_элементов.B84" office:value-type="string">
            <text:p text:style-name="Наименование"/>
          </table:table-cell>
          <table:table-cell table:style-name="Перечень_5f_элементов.C84" office:value-type="string">
            <text:p text:style-name="Кол."/>
          </table:table-cell>
          <table:table-cell table:style-name="Перечень_5f_элементов.D84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0" office:value-type="string">
            <text:p text:style-name="Поз._20_обозначение"/>
          </table:table-cell>
          <table:table-cell table:style-name="Перечень_5f_элементов.B30" office:value-type="string">
            <text:p text:style-name="Наименование"/>
          </table:table-cell>
          <table:table-cell table:style-name="Перечень_5f_элементов.C30" office:value-type="string">
            <text:p text:style-name="Кол.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1</text:p>
          </table:table-cell>
          <table:table-cell table:style-name="Перечень_5f_элементов.B2" office:value-type="string">
            <text:p text:style-name="P13">ADM3485EARZ-REEL (SOIC-8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3</text:p>
          </table:table-cell>
          <table:table-cell table:style-name="Перечень_5f_элементов.B2" office:value-type="string">
            <text:p text:style-name="P13">STM32G070RBTx (LQFP-64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4</text:p>
          </table:table-cell>
          <table:table-cell table:style-name="Перечень_5f_элементов.B2" office:value-type="string">
            <text:p text:style-name="P13">π141M30 (SOIC-16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5</text:p>
          </table:table-cell>
          <table:table-cell table:style-name="Перечень_5f_элементов.B2" office:value-type="string">
            <text:p text:style-name="P13">AM1SS-2403SJZ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6</text:p>
          </table:table-cell>
          <table:table-cell table:style-name="Перечень_5f_элементов.B2" office:value-type="string">
            <text:p text:style-name="P13">L78L05 (SOT89-3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7</text:p>
          </table:table-cell>
          <table:table-cell table:style-name="Перечень_5f_элементов.B2" office:value-type="string">
            <text:p text:style-name="P13">HEF40106BT (SO-14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5">U8</text:p>
          </table:table-cell>
          <table:table-cell table:style-name="Перечень_5f_элементов.B2" office:value-type="string">
            <text:p text:style-name="P13">74LVC2G14 (SOT-23-6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5">U9</text:p>
          </table:table-cell>
          <table:table-cell table:style-name="Перечень_5f_элементов.B2" office:value-type="string">
            <text:p text:style-name="P13">π141M30 (SOIC-16)</text:p>
          </table:table-cell>
          <table:table-cell table:style-name="Перечень_5f_элементов.B2" office:value-type="string">
            <text:p text:style-name="P12">1</text:p>
          </table:table-cell>
          <table:table-cell table:style-name="Перечень_5f_элементов.D93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Gost Type B TT" svg:font-family="'OpenGost Type B TT'" style:font-adornments="Regular"/>
    <style:font-face style:name="OpenGost Type B TT1" svg:font-family="'OpenGost Type B TT'" style:font-adornments="Regular" style:font-pitch="variable"/>
    <style:font-face style:name="OpenGost Type B TT2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CC181E71.svg" xlink:type="simple" xlink:show="embed" xlink:actuate="onLoad"/>
    <draw:fill-image draw:name="ПервыйЛист2" xlink:href="Pictures/10002F79000052220000741E9715A426.svg" xlink:type="simple" xlink:show="embed" xlink:actuate="onLoad"/>
    <draw:fill-image draw:name="ПервыйЛист3" xlink:href="Pictures/10003111000052220000741E6E5CBB07.svg" xlink:type="simple" xlink:show="embed" xlink:actuate="onLoad"/>
    <draw:fill-image draw:name="ПервыйЛист4" xlink:href="Pictures/1000353C000052220000741E7F532E21.svg" xlink:type="simple" xlink:show="embed" xlink:actuate="onLoad"/>
    <draw:fill-image draw:name="ПоследующиеЛисты" xlink:href="Pictures/10001E61000052220000741E18FF1FD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2" fo:font-family="'OpenGost Type B TT'" style:font-style-name="Regular" style:font-family-generic="swiss" style:font-pitch="variable" fo:font-size="14pt" style:font-name-asian="OpenGost Type B TT1" style:font-family-asian="'OpenGost Type B TT'" style:font-style-name-asian="Regular" style:font-pitch-asian="variable" style:font-size-asian="14pt" style:font-name-complex="OpenGost Type B TT1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1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1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1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officeooo:rsid="009da0c8" officeooo:paragraph-rsid="009da0c8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CC181E7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9715A42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6E5CBB0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7F532E2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18FF1FDE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41"><draw:text-box><text:p text:style-name="MP1">Плата шаговых двигателей</text:p><text:p text:style-name="MP1">Перечень элементов</text:p></draw:text-box></draw:frame><draw:frame draw:style-name="Mfr1" draw:name="Перв.1: 2 Обозначение документа" text:anchor-type="paragraph" svg:x="8.5cm" svg:y="25.201cm" svg:width="12cm" svg:height="1.499cm" draw:z-index="43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45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47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4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51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53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5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57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59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61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63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65"><draw:text-box><text:p text:style-name="MP4">Пров.</text:p></draw:text-box></draw:frame><draw:frame draw:style-name="Mfr1" draw:name="Перв.1: 10" text:anchor-type="paragraph" svg:x="2cm" svg:y="27.7cm" svg:width="1.7cm" svg:height="0.499cm" draw:z-index="67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69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71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73"><draw:text-box><text:p text:style-name="MP5"/></draw:text-box></draw:frame><draw:frame draw:style-name="Mfr1" draw:name="Перв.1: 11 Пров." text:anchor-type="paragraph" svg:x="3.701cm" svg:y="27.199cm" svg:width="2.3cm" svg:height="0.499cm" draw:z-index="75"><draw:text-box><text:p text:style-name="MP5"/></draw:text-box></draw:frame><draw:frame draw:style-name="Mfr1" draw:name="Перв.1: 11" text:anchor-type="paragraph" svg:x="3.701cm" svg:y="27.7cm" svg:width="2.3cm" svg:height="0.499cm" draw:z-index="77"><draw:text-box><text:p text:style-name="MP5"/></draw:text-box></draw:frame><draw:frame draw:style-name="Mfr1" draw:name="Перв.1: 11 Н. контр." text:anchor-type="paragraph" svg:x="3.701cm" svg:y="28.199cm" svg:width="2.3cm" svg:height="0.499cm" draw:z-index="79"><draw:text-box><text:p text:style-name="MP5"/></draw:text-box></draw:frame><draw:frame draw:style-name="Mfr1" draw:name="Перв.1: 11 Утв." text:anchor-type="paragraph" svg:x="3.701cm" svg:y="28.7cm" svg:width="2.3cm" svg:height="0.499cm" draw:z-index="81"><draw:text-box><text:p text:style-name="MP5"/></draw:text-box></draw:frame><draw:frame draw:style-name="Mfr1" draw:name="Перв.1: 13 Разраб." text:anchor-type="paragraph" svg:x="7.5cm" svg:y="26.7cm" svg:width="1cm" svg:height="0.499cm" draw:z-index="82"><draw:text-box><text:p text:style-name="MP5"/></draw:text-box></draw:frame><draw:frame draw:style-name="Mfr1" draw:name="Перв.1: 13 Пров." text:anchor-type="paragraph" svg:x="7.5cm" svg:y="27.199cm" svg:width="1cm" svg:height="0.499cm" draw:z-index="80"><draw:text-box><text:p text:style-name="MP5"/></draw:text-box></draw:frame><draw:frame draw:style-name="Mfr1" draw:name="Перв.1: 13" text:anchor-type="paragraph" svg:x="7.5cm" svg:y="27.7cm" svg:width="1cm" svg:height="0.499cm" draw:z-index="78"><draw:text-box><text:p text:style-name="MP5"/></draw:text-box></draw:frame><draw:frame draw:style-name="Mfr1" draw:name="Перв.1: 13 Н. контр." text:anchor-type="paragraph" svg:x="7.5cm" svg:y="28.199cm" svg:width="1cm" svg:height="0.499cm" draw:z-index="76"><draw:text-box><text:p text:style-name="MP5"/></draw:text-box></draw:frame><draw:frame draw:style-name="Mfr1" draw:name="Перв.1: 13 Утв." text:anchor-type="paragraph" svg:x="7.5cm" svg:y="28.7cm" svg:width="1cm" svg:height="0.499cm" draw:z-index="74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72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70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6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66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64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62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6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58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56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5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52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50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4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46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4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4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8">Плата шаговых двигателей</text:p><text:p text:style-name="MP8"><text:line-break/>Перечень элементов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5"/></draw:text-box></draw:frame><draw:frame draw:style-name="Mfr1" draw:name="Перв.2: 11 Пров." text:anchor-type="paragraph" svg:x="3.701cm" svg:y="27.199cm" svg:width="2.3cm" svg:height="0.499cm" draw:z-index="0"><draw:text-box><text:p text:style-name="MP5"/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8">Плата шаговых двигателей</text:p><text:p text:style-name="MP8"><text:line-break/>Перечень элементов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5"/></draw:text-box></draw:frame><draw:frame draw:style-name="Mfr1" draw:name="Перв.3: 11 Пров." text:anchor-type="paragraph" svg:x="3.701cm" svg:y="27.199cm" svg:width="2.3cm" svg:height="0.499cm" draw:z-index="0"><draw:text-box><text:p text:style-name="MP5"/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8">Плата шаговых двигателей</text:p><text:p text:style-name="MP8"><text:line-break/>Перечень элементов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5"/></draw:text-box></draw:frame><draw:frame draw:style-name="Mfr1" draw:name="Перв.4: 11 Пров." text:anchor-type="paragraph" svg:x="3.701cm" svg:y="27.199cm" svg:width="2.3cm" svg:height="0.499cm" draw:z-index="0"><draw:text-box><text:p text:style-name="MP5"/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39"><draw:text-box><text:p text:style-name="MP9"/></draw:text-box></draw:frame><draw:frame draw:style-name="Mfr2" draw:name="Прочие: 7 Лист (наименование)" text:anchor-type="paragraph" svg:x="19.5cm" svg:y="27.7cm" svg:width="1cm" svg:height="0.7cm" draw:z-index="37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5"><draw:text-box><text:p text:style-name="Значение_20_графы_20_форматной_20_рамки"><text:page-number text:select-page="current">3</text:page-number></text:p></draw:text-box></draw:frame><draw:frame draw:style-name="Mfr2" draw:name="Прочие: 14 Изм. (наименование)" text:anchor-type="paragraph" svg:x="2cm" svg:y="28.7cm" svg:width="0.7cm" svg:height="0.499cm" draw:z-index="33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31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29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27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25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23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21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1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17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15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3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11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9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7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5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3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4:03:37.403000000</meta:creation-date>
    <meta:editing-duration>PT20M38S</meta:editing-duration>
    <meta:editing-cycles>3</meta:editing-cycles>
    <meta:generator>LibreOffice/24.2.2.2$Windows_X86_64 LibreOffice_project/d56cc158d8a96260b836f100ef4b4ef25d6f1a01</meta:generator>
    <dc:date>2024-06-20T14:24:20.847000000</dc:date>
    <meta:print-date>2024-06-20T14:14:53.566000000</meta:print-date>
    <meta:printed-by>Файлы PDF</meta:printed-by>
    <meta:document-statistic meta:table-count="1" meta:image-count="0" meta:object-count="0" meta:page-count="3" meta:paragraph-count="360" meta:word-count="604" meta:character-count="2912" meta:non-whitespace-character-count="2665"/>
  </office:meta>
</office:document-meta>
</file>